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7.9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BX80684I78700 8th Gen Core i7-8700 Processor</text:p>
          </table:table-cell>
          <table:table-cell table:style-name="ce2" office:value-type="currency" office:currency="USD" office:value="299" calcext:value-type="currency">
            <text:p>$299.00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office:value-type="string" calcext:value-type="string">
            <text:p>CPU-Cooler</text:p>
          </table:table-cell>
          <table:table-cell office:value-type="string" calcext:value-type="string">
            <text:p>Cooler Master Hyper 212 EVO - CPU Cooler with 120mm PWM Fan</text:p>
          </table:table-cell>
          <table:table-cell table:style-name="ce2" office:value-type="currency" office:currency="USD" office:value="29.99" calcext:value-type="currency">
            <text:p>$29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Z370-A PRO LGA 1151 (300 Series) Intel Z370 SATA 6Gb/s USB 3.1 ATX Intel Motherboard</text:p>
          </table:table-cell>
          <table:table-cell table:style-name="ce2" office:value-type="currency" office:currency="USD" office:value="99.99" calcext:value-type="currency">
            <text:p>$99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G.SKILL Ripjaws V Series 16GB (2 x 8GB) 288-Pin DDR4 SDRAM DDR4 3200 (PC4 25600) Intel Z170 Platform Desktop Memory Model F4-3200C16D-16GVGB</text:p>
          </table:table-cell>
          <table:table-cell office:value-type="float" office:value="164.99" calcext:value-type="float">
            <text:p>164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1">
          <table:table-cell office:value-type="string" calcext:value-type="string">
            <text:p>Storage1</text:p>
          </table:table-cell>
          <table:table-cell office:value-type="string" calcext:value-type="string">
            <text:p>WD Blue 3D NAND 250GB PC SSD - SATA III 6 Gb/s M.2 2280 Solid State Drive – WDS250G2B0B</text:p>
          </table:table-cell>
          <table:table-cell table:style-name="ce2" office:value-type="currency" office:currency="USD" office:value="79.36" calcext:value-type="currency">
            <text:p>$79.36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office:value-type="string" calcext:value-type="string">
            <text:p>Storage2</text:p>
          </table:table-cell>
          <table:table-cell office:value-type="string" calcext:value-type="string">
            <text:p>WD Blue 1TB SATA 6 Gb/s 7200 RPM 64MB Cache 3.5 Inch Desktop Hard Drive </text:p>
          </table:table-cell>
          <table:table-cell table:style-name="ce2" office:value-type="currency" office:currency="USD" office:value="45.29" calcext:value-type="currency">
            <text:p>$45.29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ooler Master HAF 912 - Mid Tower Computer Case </text:p>
          </table:table-cell>
          <table:table-cell table:style-name="ce2" office:value-type="currency" office:currency="USD" office:value="51.99" calcext:value-type="currency">
            <text:p>$51.99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table:style-name="ce1" office:value-type="string" calcext:value-type="string">
            <text:p>EVGA 750 BQ, 80+ BRONZE 750W, Semi Modular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2">
          <table:table-cell office:value-type="string" calcext:value-type="string">
            <text:p>Graphics Card</text:p>
          </table:table-cell>
          <table:table-cell table:style-name="ce1" office:value-type="string" calcext:value-type="string">
            <text:p>MSI GeForce GTX 1050 DirectX 12 GTX 1050</text:p>
          </table:table-cell>
          <table:table-cell table:style-name="ce2" office:value-type="currency" office:currency="USD" office:value="184.98" calcext:value-type="currency">
            <text:p>$184.98</text:p>
          </table:table-cell>
          <table:table-cell office:value-type="string" calcext:value-type="string">
            <text:p>NewEgg.com</text:p>
          </table:table-cell>
          <table:table-cell/>
        </table:table-row>
        <table:table-row table:style-name="ro3">
          <table:table-cell office:value-type="string" calcext:value-type="string">
            <text:p>Network Card</text:p>
          </table:table-cell>
          <table:table-cell table:style-name="ce1" office:value-type="string" calcext:value-type="string">
            <text:p>Gigabyte GC-WB867D-I </text:p>
          </table:table-cell>
          <table:table-cell table:style-name="ce2" office:value-type="currency" office:currency="USD" office:value="59.98" calcext:value-type="currency">
            <text:p>$59.98</text:p>
          </table:table-cell>
          <table:table-cell office:value-type="string" calcext:value-type="string">
            <text:p>OutletPC.com</text:p>
          </table:table-cell>
          <table:table-cell/>
        </table:table-row>
        <table:table-row table:style-name="ro1">
          <table:table-cell office:value-type="string" calcext:value-type="string">
            <text:p>Peripheral</text:p>
          </table:table-cell>
          <table:table-cell office:value-type="string" calcext:value-type="string">
            <text:p>Intel Optane Memory: 32 GB</text:p>
          </table:table-cell>
          <table:table-cell table:style-name="ce2" office:value-type="currency" office:currency="USD" office:value="59.99" calcext:value-type="currency">
            <text:p>$59.99</text:p>
          </table:table-cell>
          <table:table-cell office:value-type="string" calcext:value-type="string">
            <text:p>Amazon.com</text:p>
          </table:table-cell>
          <table:table-cell/>
        </table:table-row>
        <table:table-row table:style-name="ro1">
          <table:table-cell table:number-columns-repeated="4"/>
          <table:table-cell table:style-name="ce2" table:formula="of:=SUM([.C2];[.C3];[.C4];[.C5];[.C6];[.C7];[.C8];[.C9];[.C10];[.C11];[.C12])" office:value-type="currency" office:currency="USD" office:value="1155.55" calcext:value-type="currency">
            <text:p>$1,155.55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2"/>
          <table:table-cell table:formula="of:=SUM([.C2:.C1048575])" office:value-type="float" office:value="1155.55" calcext:value-type="float">
            <text:p>1155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40:28.512143948</meta:creation-date>
    <dc:date>2018-03-29T10:07:30.544938737</dc:date>
    <meta:editing-duration>PT2M20S</meta:editing-duration>
    <meta:editing-cycles>2</meta:editing-cycles>
    <meta:generator>LibreOffice/5.2.7.2$Linux_X86_64 LibreOffice_project/20m0$Build-2</meta:generator>
    <meta:document-statistic meta:table-count="1" meta:cell-count="50" meta:object-count="0"/>
  </office:meta>
</office:document-meta>
</file>